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8.491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5.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3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評価の観点</text:p>
          </table:table-cell>
          <table:covered-table-cell table:style-name="ce6"/>
          <table:table-cell table:style-name="ce6" office:value-type="string" calcext:value-type="string">
            <text:p>よ</text:p>
            <text:p>く</text:p>
            <text:p>で</text:p>
            <text:p>き</text:p>
            <text:p>て</text:p>
            <text:p>い</text:p>
            <text:p>る</text:p>
          </table:table-cell>
          <table:table-cell table:style-name="ce6" office:value-type="string" calcext:value-type="string">
            <text:p>だ</text:p>
            <text:p>い</text:p>
            <text:p>た</text:p>
            <text:p>い</text:p>
            <text:p>で</text:p>
            <text:p>き</text:p>
            <text:p>る</text:p>
          </table:table-cell>
          <table:table-cell table:style-name="ce6" office:value-type="string" calcext:value-type="string">
            <text:p>が</text:p>
            <text:p>ん</text:p>
            <text:p>ば</text:p>
            <text:p>ろ</text:p>
            <text:p>う</text:p>
          </table:table-cell>
          <table:table-cell/>
          <table:table-cell table:style-name="ce1" office:value-type="string" calcext:value-type="string" table:number-columns-spanned="2" table:number-rows-spanned="1">
            <text:p>評価の観点</text:p>
          </table:table-cell>
          <table:covered-table-cell table:style-name="ce7"/>
          <table:table-cell table:style-name="ce6" office:value-type="string" calcext:value-type="string">
            <text:p>よ</text:p>
            <text:p>く</text:p>
            <text:p>で</text:p>
            <text:p>き</text:p>
            <text:p>て</text:p>
            <text:p>い</text:p>
            <text:p>る</text:p>
          </table:table-cell>
          <table:table-cell table:style-name="ce6" office:value-type="string" calcext:value-type="string">
            <text:p>だ</text:p>
            <text:p>い</text:p>
            <text:p>た</text:p>
            <text:p>い</text:p>
            <text:p>で</text:p>
            <text:p>き</text:p>
            <text:p>る</text:p>
          </table:table-cell>
          <table:table-cell table:style-name="ce6" office:value-type="string" calcext:value-type="string">
            <text:p>が</text:p>
            <text:p>ん</text:p>
            <text:p>ば</text:p>
            <text:p>ろ</text:p>
            <text:p>う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5">
            <text:p><text:span text:style-name="T1">生</text:span></text:p>
            <text:p><text:span text:style-name="T1">活</text:span></text:p>
            <text:p><text:span text:style-name="T1">習</text:span></text:p>
            <text:p><text:span text:style-name="T1">慣</text:span></text:p>
            <text:p/>
            <text:p/>
          </table:table-cell>
          <table:table-cell table:style-name="ce7" office:value-type="string" calcext:value-type="string">
            <text:p>元気にあいさつや返事ができる</text:p>
          </table:table-cell>
          <table:table-cell table:style-name="ce6" table:number-columns-repeated="3"/>
          <table:table-cell/>
          <table:table-cell table:style-name="ce2" office:value-type="string" calcext:value-type="string" table:number-columns-spanned="1" table:number-rows-spanned="5">
            <text:p>記</text:p>
            <text:p>憶</text:p>
            <text:p>力</text:p>
          </table:table-cell>
          <table:table-cell table:style-name="ce7" office:value-type="string" calcext:value-type="string">
            <text:p>何度も同じ話をしない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休みの日にゴロゴロしない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終わったことは蒸し返さない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オシャレに気をつかう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家族の誕生日や記念日を覚えている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身の回りの整理整頓をきちんとでき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昔話を長々としない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早寝早起きをす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頼まれたことは忘れない</text:p>
          </table:table-cell>
          <table:table-cell table:style-name="ce6"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<text:span text:style-name="T1">理</text:span></text:p>
            <text:p><text:span text:style-name="T1">解</text:span></text:p>
            <text:p><text:span text:style-name="T1">力</text:span></text:p>
          </table:table-cell>
          <table:table-cell table:style-name="ce7" office:value-type="string" calcext:value-type="string">
            <text:p>家族の意見をしっかり聞いてくれる</text:p>
          </table:table-cell>
          <table:table-cell table:style-name="ce6" table:number-columns-repeated="3"/>
          <table:table-cell/>
          <table:table-cell table:style-name="ce2" office:value-type="string" calcext:value-type="string" table:number-columns-spanned="1" table:number-rows-spanned="5">
            <text:p>責</text:p>
            <text:p>任</text:p>
            <text:p>感</text:p>
          </table:table-cell>
          <table:table-cell table:style-name="ce7" office:value-type="string" calcext:value-type="string">
            <text:p>決めたことは最後までやり通す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その場の空気が読め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約束は必ず守ってくれる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わかったふりをしない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家族のために毎日しごとをがんばる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学校や保育園の行事を把握してい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嘘をつかない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同じ過ちを繰り返さない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一家の大黒柱としての役割を果たす</text:p>
          </table:table-cell>
          <table:table-cell table:style-name="ce6" table:number-columns-repeated="3"/>
        </table:table-row>
        <table:table-row table:style-name="ro3">
          <table:table-cell table:style-name="ce2" office:value-type="string" calcext:value-type="string" table:number-columns-spanned="1" table:number-rows-spanned="5">
            <text:p>思</text:p>
            <text:p>い</text:p>
            <text:p>や</text:p>
            <text:p>り</text:p>
            <text:p>・</text:p>
            <text:p>協</text:p>
            <text:p>力</text:p>
          </table:table-cell>
          <table:table-cell table:style-name="ce7" office:value-type="string" calcext:value-type="string">
            <text:p>誰とでも仲良くできる</text:p>
          </table:table-cell>
          <table:table-cell table:style-name="ce6" table:number-columns-repeated="3"/>
          <table:table-cell/>
          <table:table-cell table:style-name="ce2" office:value-type="string" calcext:value-type="string" table:number-columns-spanned="1" table:number-rows-spanned="5">
            <text:p>健</text:p>
            <text:p>康</text:p>
            <text:p>・</text:p>
            <text:p>体</text:p>
            <text:p>育</text:p>
          </table:table-cell>
          <table:table-cell table:style-name="ce7" office:value-type="string" calcext:value-type="string">
            <text:p>好き嫌いをしないで食べる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困ったときさり気なく助けてくれ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若さを保てるように努力している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「ありがとう」を照れずに言え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床で寝ない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人のお菓子を取らない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力仕事や家事を率先して行う</text:p>
          </table:table-cell>
          <table:table-cell table:style-name="ce6" table:number-columns-repeated="3"/>
        </table:table-row>
        <table:table-row table:style-name="ro3">
          <table:covered-table-cell table:style-name="ce6"/>
          <table:table-cell table:style-name="ce7" office:value-type="string" calcext:value-type="string">
            <text:p>緊急時にお小遣いをくれる</text:p>
          </table:table-cell>
          <table:table-cell table:style-name="ce6" table:number-columns-repeated="3"/>
          <table:table-cell/>
          <table:covered-table-cell table:style-name="ce6"/>
          <table:table-cell table:style-name="ce7" office:value-type="string" calcext:value-type="string">
            <text:p>メタボ腹になっていない</text:p>
          </table:table-cell>
          <table:table-cell table:style-name="ce6" table:number-columns-repeated="3"/>
        </table:table-row>
        <table:table-row table:style-name="ro5" table:number-rows-repeated="1048559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00/00/00</text:date>, <text:time style:data-style-name="N2" text:time-value="00:31:45.3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6-19T19:37:53.82</meta:creation-date>
    <meta:print-date>2016-06-19T20:08:45.92</meta:print-date>
    <dc:date>2020-03-02T00:33:30.615000000</dc:date>
    <meta:editing-duration>PT1H39M46S</meta:editing-duration>
    <meta:editing-cycles>2</meta:editing-cycles>
    <meta:generator>LibreOffice/6.3.4.2$Windows_X86_64 LibreOffice_project/60da17e045e08f1793c57c00ba83cdfce946d0aa</meta:generator>
    <meta:document-statistic meta:table-count="3" meta:cell-count="44" meta:object-count="0"/>
  </office:meta>
</office:document-meta>
</file>